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4c4c4c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family="'Liberation Sans'" style:font-family-generic="swiss" style:font-pitch="variable" fo:font-style="italic" style:font-style-asian="italic" style:font-style-complex="italic"/>
    </style:style>
    <style:style style:name="T2" style:family="text">
      <style:text-properties fo:font-family="Symbol" style:font-pitch="variable" style:font-charset="x-symbol"/>
    </style:style>
    <style:style style:name="T3" style:family="text">
      <style:text-properties fo:font-family="'Liberation Sans'" style:font-family-generic="swiss" style:font-pitch="variable" fo:font-style="normal" style:font-style-asian="normal" style:font-style-complex="normal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445cm" svg:y1="2.905cm" svg:x2="9.255cm" svg:y2="2.905cm">
          <text:p/>
        </draw:line>
        <draw:g>
          <draw:g>
            <draw:path draw:style-name="gr1" draw:text-style-name="P1" draw:layer="layout" svg:width="0.237cm" svg:height="0.211cm" draw:transform="rotate (-1.58790055346533) translate (3.85968858246329cm 3.90438087077346cm)" svg:viewBox="0 0 238 212" svg:d="m0 0c2 160 237 53 238 212">
              <text:p/>
            </draw:path>
            <draw:path draw:style-name="gr1" draw:text-style-name="P1" draw:layer="layout" svg:width="0.237cm" svg:height="0.212cm" draw:transform="skewX (-0.0188495559215352) rotate (-1.58755148761493) translate (3.65333392417837cm 3.90075481938774cm)" svg:viewBox="0 0 238 213" svg:d="m238 0c-1 160-236 54-238 213">
              <text:p/>
            </draw:path>
            <draw:path draw:style-name="gr1" draw:text-style-name="P1" draw:layer="layout" svg:width="0.236cm" svg:height="0.212cm" draw:transform="rotate (-1.58336269741014) translate (3.46573063590318cm 3.90139720954509cm)" svg:viewBox="0 0 237 213" svg:d="m0 0c1 160 236 54 237 213">
              <text:p/>
            </draw:path>
            <draw:path draw:style-name="gr1" draw:text-style-name="P1" draw:layer="layout" svg:width="0.237cm" svg:height="0.211cm" draw:transform="skewX (-0.0141371669411514) rotate (-1.58353723033534) translate (3.25841803209793cm 3.89792148272893cm)" svg:viewBox="0 0 238 212" svg:d="m238 0c-1 160-237 53-238 212">
              <text:p/>
            </draw:path>
            <draw:path draw:style-name="gr1" draw:text-style-name="P1" draw:layer="layout" svg:width="0.233cm" svg:height="0.211cm" draw:transform="skewX (-0.0188495559215352) rotate (-1.58772602054013) translate (3.06192386321697cm 3.89833171943085cm)" svg:viewBox="0 0 234 212" svg:d="m0 0c-2 160 236 53 234 212">
              <text:p/>
            </draw:path>
            <draw:path draw:style-name="gr1" draw:text-style-name="P1" draw:layer="layout" svg:width="0.234cm" svg:height="0.212cm" draw:transform="skewX (-0.0047123889803838) rotate (-1.58790055346533) translate (2.85559936194418cm 3.89780301800506cm)" svg:viewBox="0 0 235 213" svg:d="m235 0c1 160-236 54-235 213">
              <text:p/>
            </draw:path>
            <draw:path draw:style-name="gr1" draw:text-style-name="P1" draw:layer="layout" svg:width="0.236cm" svg:height="0.211cm" draw:transform="skewX (-0.0047123889803838) rotate (-1.58772602054013) translate (4.27334442635141cm 3.90751371506324cm)" svg:viewBox="0 0 237 212" svg:d="m0 0c1 160 236 53 237 212">
              <text:p/>
            </draw:path>
            <draw:path draw:style-name="gr1" draw:text-style-name="P1" draw:layer="layout" svg:width="0.237cm" svg:height="0.212cm" draw:transform="skewX (-0.0188495559215352) rotate (-1.58772602054013) translate (4.06703070798307cm 3.90392483186971cm)" svg:viewBox="0 0 238 213" svg:d="m238 0c-1 160-236 54-238 213">
              <text:p/>
            </draw:path>
          </draw:g>
          <draw:line draw:style-name="gr2" draw:text-style-name="P1" draw:layer="layout" svg:x1="4.276cm" svg:y1="3.908cm" svg:x2="4.782cm" svg:y2="3.908cm">
            <text:p/>
          </draw:line>
        </draw:g>
        <draw:line draw:style-name="gr1" draw:text-style-name="P1" draw:layer="layout" svg:x1="5.445cm" svg:y1="5.105cm" svg:x2="9.255cm" svg:y2="5.105cm">
          <text:p/>
        </draw:line>
        <draw:frame draw:style-name="gr3" draw:layer="layout" svg:width="2.589cm" svg:height="0.962cm" svg:x="2.408cm" svg:y="1.501cm">
          <draw:text-box>
            <text:p><text:span text:style-name="T1">h</text:span><text:span text:style-name="T2">n </text:span><text:span text:style-name="T3">(1x)</text:span></text:p>
          </draw:text-box>
        </draw:frame>
        <draw:rect draw:style-name="gr4" draw:text-style-name="P1" draw:layer="layout" svg:width="0.635cm" svg:height="0.635cm" svg:x="5.752cm" svg:y="2.584cm">
          <text:p/>
        </draw:rect>
        <draw:rect draw:style-name="gr4" draw:text-style-name="P1" draw:layer="layout" svg:width="0.635cm" svg:height="0.635cm" svg:x="6.653cm" svg:y="2.585cm">
          <text:p/>
        </draw:rect>
        <draw:rect draw:style-name="gr4" draw:text-style-name="P1" draw:layer="layout" svg:width="0.635cm" svg:height="0.635cm" svg:x="7.554cm" svg:y="2.586cm">
          <text:p/>
        </draw:rect>
        <draw:rect draw:style-name="gr4" draw:text-style-name="P1" draw:layer="layout" svg:width="0.635cm" svg:height="0.635cm" svg:x="8.455cm" svg:y="2.587cm">
          <text:p/>
        </draw:rect>
        <draw:rect draw:style-name="gr4" draw:text-style-name="P1" draw:layer="layout" svg:width="0.635cm" svg:height="0.635cm" svg:x="7.056cm" svg:y="4.788cm">
          <text:p/>
        </draw:rect>
        <draw:frame draw:style-name="gr3" draw:layer="layout" svg:width="2.589cm" svg:height="0.962cm" svg:x="9.708cm" svg:y="1.501cm">
          <draw:text-box>
            <text:p><text:span text:style-name="T1">h</text:span><text:span text:style-name="T2">n </text:span><text:span text:style-name="T3">(5x)</text:span></text:p>
          </draw:text-box>
        </draw:frame>
        <draw:g>
          <draw:g>
            <draw:path draw:style-name="gr1" draw:text-style-name="P1" draw:layer="layout" svg:width="0.237cm" svg:height="0.211cm" draw:transform="rotate (-1.58790055346533) translate (11.2596885824633cm 2.90538087077346cm)" svg:viewBox="0 0 238 212" svg:d="m0 0c2 160 237 53 238 212">
              <text:p/>
            </draw:path>
            <draw:path draw:style-name="gr1" draw:text-style-name="P1" draw:layer="layout" svg:width="0.237cm" svg:height="0.212cm" draw:transform="skewX (-0.0188495559215352) rotate (-1.58755148761493) translate (11.0533339241783cm 2.90175481938774cm)" svg:viewBox="0 0 238 213" svg:d="m238 0c-1 160-236 54-238 213">
              <text:p/>
            </draw:path>
            <draw:path draw:style-name="gr1" draw:text-style-name="P1" draw:layer="layout" svg:width="0.236cm" svg:height="0.212cm" draw:transform="rotate (-1.58336269741014) translate (10.8657306359032cm 2.90239720954509cm)" svg:viewBox="0 0 237 213" svg:d="m0 0c1 160 236 54 237 213">
              <text:p/>
            </draw:path>
            <draw:path draw:style-name="gr1" draw:text-style-name="P1" draw:layer="layout" svg:width="0.237cm" svg:height="0.211cm" draw:transform="skewX (-0.0141371669411514) rotate (-1.58353723033534) translate (10.6584180320979cm 2.89892148272892cm)" svg:viewBox="0 0 238 212" svg:d="m238 0c-1 160-237 53-238 212">
              <text:p/>
            </draw:path>
            <draw:path draw:style-name="gr1" draw:text-style-name="P1" draw:layer="layout" svg:width="0.233cm" svg:height="0.211cm" draw:transform="skewX (-0.0188495559215352) rotate (-1.58772602054013) translate (10.461923863217cm 2.89933171943085cm)" svg:viewBox="0 0 234 212" svg:d="m0 0c-2 160 236 53 234 212">
              <text:p/>
            </draw:path>
            <draw:path draw:style-name="gr1" draw:text-style-name="P1" draw:layer="layout" svg:width="0.234cm" svg:height="0.212cm" draw:transform="skewX (-0.0047123889803838) rotate (-1.58790055346533) translate (10.2555993619442cm 2.89880301800506cm)" svg:viewBox="0 0 235 213" svg:d="m235 0c1 160-236 54-235 213">
              <text:p/>
            </draw:path>
            <draw:path draw:style-name="gr1" draw:text-style-name="P1" draw:layer="layout" svg:width="0.236cm" svg:height="0.211cm" draw:transform="skewX (-0.0047123889803838) rotate (-1.58772602054013) translate (11.6733444263514cm 2.90851371506324cm)" svg:viewBox="0 0 237 212" svg:d="m0 0c1 160 236 53 237 212">
              <text:p/>
            </draw:path>
            <draw:path draw:style-name="gr1" draw:text-style-name="P1" draw:layer="layout" svg:width="0.237cm" svg:height="0.212cm" draw:transform="skewX (-0.0188495559215352) rotate (-1.58772602054013) translate (11.467030707983cm 2.90492483186971cm)" svg:viewBox="0 0 238 213" svg:d="m238 0c-1 160-236 54-238 213">
              <text:p/>
            </draw:path>
          </draw:g>
          <draw:line draw:style-name="gr2" draw:text-style-name="P1" draw:layer="layout" svg:x1="11.676cm" svg:y1="2.909cm" svg:x2="12.182cm" svg:y2="2.909cm">
            <text:p/>
          </draw:line>
        </draw:g>
        <draw:g>
          <draw:g>
            <draw:path draw:style-name="gr1" draw:text-style-name="P1" draw:layer="layout" svg:width="0.237cm" svg:height="0.211cm" draw:transform="rotate (-1.58790055346533) translate (11.2596885824633cm 3.40638087077346cm)" svg:viewBox="0 0 238 212" svg:d="m0 0c2 160 237 53 238 212">
              <text:p/>
            </draw:path>
            <draw:path draw:style-name="gr1" draw:text-style-name="P1" draw:layer="layout" svg:width="0.237cm" svg:height="0.212cm" draw:transform="skewX (-0.0188495559215352) rotate (-1.58755148761493) translate (11.0533339241783cm 3.40275481938774cm)" svg:viewBox="0 0 238 213" svg:d="m238 0c-1 160-236 54-238 213">
              <text:p/>
            </draw:path>
            <draw:path draw:style-name="gr1" draw:text-style-name="P1" draw:layer="layout" svg:width="0.236cm" svg:height="0.212cm" draw:transform="rotate (-1.58336269741014) translate (10.8657306359032cm 3.40339720954509cm)" svg:viewBox="0 0 237 213" svg:d="m0 0c1 160 236 54 237 213">
              <text:p/>
            </draw:path>
            <draw:path draw:style-name="gr1" draw:text-style-name="P1" draw:layer="layout" svg:width="0.237cm" svg:height="0.211cm" draw:transform="skewX (-0.0141371669411514) rotate (-1.58353723033534) translate (10.6584180320979cm 3.39992148272892cm)" svg:viewBox="0 0 238 212" svg:d="m238 0c-1 160-237 53-238 212">
              <text:p/>
            </draw:path>
            <draw:path draw:style-name="gr1" draw:text-style-name="P1" draw:layer="layout" svg:width="0.233cm" svg:height="0.211cm" draw:transform="skewX (-0.0188495559215352) rotate (-1.58772602054013) translate (10.461923863217cm 3.40033171943085cm)" svg:viewBox="0 0 234 212" svg:d="m0 0c-2 160 236 53 234 212">
              <text:p/>
            </draw:path>
            <draw:path draw:style-name="gr1" draw:text-style-name="P1" draw:layer="layout" svg:width="0.234cm" svg:height="0.212cm" draw:transform="skewX (-0.0047123889803838) rotate (-1.58790055346533) translate (10.2555993619442cm 3.39980301800506cm)" svg:viewBox="0 0 235 213" svg:d="m235 0c1 160-236 54-235 213">
              <text:p/>
            </draw:path>
            <draw:path draw:style-name="gr1" draw:text-style-name="P1" draw:layer="layout" svg:width="0.236cm" svg:height="0.211cm" draw:transform="skewX (-0.0047123889803838) rotate (-1.58772602054013) translate (11.6733444263514cm 3.40951371506324cm)" svg:viewBox="0 0 237 212" svg:d="m0 0c1 160 236 53 237 212">
              <text:p/>
            </draw:path>
            <draw:path draw:style-name="gr1" draw:text-style-name="P1" draw:layer="layout" svg:width="0.237cm" svg:height="0.212cm" draw:transform="skewX (-0.0188495559215352) rotate (-1.58772602054013) translate (11.467030707983cm 3.40592483186971cm)" svg:viewBox="0 0 238 213" svg:d="m238 0c-1 160-236 54-238 213">
              <text:p/>
            </draw:path>
          </draw:g>
          <draw:line draw:style-name="gr2" draw:text-style-name="P1" draw:layer="layout" svg:x1="11.676cm" svg:y1="3.41cm" svg:x2="12.182cm" svg:y2="3.41cm">
            <text:p/>
          </draw:line>
        </draw:g>
        <draw:g>
          <draw:g>
            <draw:path draw:style-name="gr1" draw:text-style-name="P1" draw:layer="layout" svg:width="0.237cm" svg:height="0.211cm" draw:transform="rotate (-1.58790055346533) translate (11.2596885824633cm 3.90738087077346cm)" svg:viewBox="0 0 238 212" svg:d="m0 0c2 160 237 53 238 212">
              <text:p/>
            </draw:path>
            <draw:path draw:style-name="gr1" draw:text-style-name="P1" draw:layer="layout" svg:width="0.237cm" svg:height="0.212cm" draw:transform="skewX (-0.0188495559215352) rotate (-1.58755148761493) translate (11.0533339241783cm 3.90375481938774cm)" svg:viewBox="0 0 238 213" svg:d="m238 0c-1 160-236 54-238 213">
              <text:p/>
            </draw:path>
            <draw:path draw:style-name="gr1" draw:text-style-name="P1" draw:layer="layout" svg:width="0.236cm" svg:height="0.212cm" draw:transform="rotate (-1.58336269741014) translate (10.8657306359032cm 3.90439720954509cm)" svg:viewBox="0 0 237 213" svg:d="m0 0c1 160 236 54 237 213">
              <text:p/>
            </draw:path>
            <draw:path draw:style-name="gr1" draw:text-style-name="P1" draw:layer="layout" svg:width="0.237cm" svg:height="0.211cm" draw:transform="skewX (-0.0141371669411514) rotate (-1.58353723033534) translate (10.6584180320979cm 3.90092148272893cm)" svg:viewBox="0 0 238 212" svg:d="m238 0c-1 160-237 53-238 212">
              <text:p/>
            </draw:path>
            <draw:path draw:style-name="gr1" draw:text-style-name="P1" draw:layer="layout" svg:width="0.233cm" svg:height="0.211cm" draw:transform="skewX (-0.0188495559215352) rotate (-1.58772602054013) translate (10.461923863217cm 3.90133171943085cm)" svg:viewBox="0 0 234 212" svg:d="m0 0c-2 160 236 53 234 212">
              <text:p/>
            </draw:path>
            <draw:path draw:style-name="gr1" draw:text-style-name="P1" draw:layer="layout" svg:width="0.234cm" svg:height="0.212cm" draw:transform="skewX (-0.0047123889803838) rotate (-1.58790055346533) translate (10.2555993619442cm 3.90080301800506cm)" svg:viewBox="0 0 235 213" svg:d="m235 0c1 160-236 54-235 213">
              <text:p/>
            </draw:path>
            <draw:path draw:style-name="gr1" draw:text-style-name="P1" draw:layer="layout" svg:width="0.236cm" svg:height="0.211cm" draw:transform="skewX (-0.0047123889803838) rotate (-1.58772602054013) translate (11.6733444263514cm 3.91051371506324cm)" svg:viewBox="0 0 237 212" svg:d="m0 0c1 160 236 53 237 212">
              <text:p/>
            </draw:path>
            <draw:path draw:style-name="gr1" draw:text-style-name="P1" draw:layer="layout" svg:width="0.237cm" svg:height="0.212cm" draw:transform="skewX (-0.0188495559215352) rotate (-1.58772602054013) translate (11.467030707983cm 3.90692483186971cm)" svg:viewBox="0 0 238 213" svg:d="m238 0c-1 160-236 54-238 213">
              <text:p/>
            </draw:path>
          </draw:g>
          <draw:line draw:style-name="gr2" draw:text-style-name="P1" draw:layer="layout" svg:x1="11.676cm" svg:y1="3.911cm" svg:x2="12.182cm" svg:y2="3.911cm">
            <text:p/>
          </draw:line>
        </draw:g>
        <draw:g>
          <draw:g>
            <draw:path draw:style-name="gr1" draw:text-style-name="P1" draw:layer="layout" svg:width="0.237cm" svg:height="0.211cm" draw:transform="rotate (-1.58790055346533) translate (11.2596885824633cm 4.40838087077346cm)" svg:viewBox="0 0 238 212" svg:d="m0 0c2 160 237 53 238 212">
              <text:p/>
            </draw:path>
            <draw:path draw:style-name="gr1" draw:text-style-name="P1" draw:layer="layout" svg:width="0.237cm" svg:height="0.212cm" draw:transform="skewX (-0.0188495559215352) rotate (-1.58755148761493) translate (11.0533339241783cm 4.40475481938774cm)" svg:viewBox="0 0 238 213" svg:d="m238 0c-1 160-236 54-238 213">
              <text:p/>
            </draw:path>
            <draw:path draw:style-name="gr1" draw:text-style-name="P1" draw:layer="layout" svg:width="0.236cm" svg:height="0.212cm" draw:transform="rotate (-1.58336269741014) translate (10.8657306359032cm 4.40539720954509cm)" svg:viewBox="0 0 237 213" svg:d="m0 0c1 160 236 54 237 213">
              <text:p/>
            </draw:path>
            <draw:path draw:style-name="gr1" draw:text-style-name="P1" draw:layer="layout" svg:width="0.237cm" svg:height="0.211cm" draw:transform="skewX (-0.0141371669411514) rotate (-1.58353723033534) translate (10.6584180320979cm 4.40192148272892cm)" svg:viewBox="0 0 238 212" svg:d="m238 0c-1 160-237 53-238 212">
              <text:p/>
            </draw:path>
            <draw:path draw:style-name="gr1" draw:text-style-name="P1" draw:layer="layout" svg:width="0.233cm" svg:height="0.211cm" draw:transform="skewX (-0.0188495559215352) rotate (-1.58772602054013) translate (10.461923863217cm 4.40233171943085cm)" svg:viewBox="0 0 234 212" svg:d="m0 0c-2 160 236 53 234 212">
              <text:p/>
            </draw:path>
            <draw:path draw:style-name="gr1" draw:text-style-name="P1" draw:layer="layout" svg:width="0.234cm" svg:height="0.212cm" draw:transform="skewX (-0.0047123889803838) rotate (-1.58790055346533) translate (10.2555993619442cm 4.40180301800506cm)" svg:viewBox="0 0 235 213" svg:d="m235 0c1 160-236 54-235 213">
              <text:p/>
            </draw:path>
            <draw:path draw:style-name="gr1" draw:text-style-name="P1" draw:layer="layout" svg:width="0.236cm" svg:height="0.211cm" draw:transform="skewX (-0.0047123889803838) rotate (-1.58772602054013) translate (11.6733444263514cm 4.41151371506324cm)" svg:viewBox="0 0 237 212" svg:d="m0 0c1 160 236 53 237 212">
              <text:p/>
            </draw:path>
            <draw:path draw:style-name="gr1" draw:text-style-name="P1" draw:layer="layout" svg:width="0.237cm" svg:height="0.212cm" draw:transform="skewX (-0.0188495559215352) rotate (-1.58772602054013) translate (11.467030707983cm 4.40792483186971cm)" svg:viewBox="0 0 238 213" svg:d="m238 0c-1 160-236 54-238 213">
              <text:p/>
            </draw:path>
          </draw:g>
          <draw:line draw:style-name="gr2" draw:text-style-name="P1" draw:layer="layout" svg:x1="11.676cm" svg:y1="4.412cm" svg:x2="12.182cm" svg:y2="4.412cm">
            <text:p/>
          </draw:line>
        </draw:g>
        <draw:g>
          <draw:g>
            <draw:path draw:style-name="gr1" draw:text-style-name="P1" draw:layer="layout" svg:width="0.237cm" svg:height="0.211cm" draw:transform="rotate (-1.58790055346533) translate (11.2596885824633cm 4.90938087077346cm)" svg:viewBox="0 0 238 212" svg:d="m0 0c2 160 237 53 238 212">
              <text:p/>
            </draw:path>
            <draw:path draw:style-name="gr1" draw:text-style-name="P1" draw:layer="layout" svg:width="0.237cm" svg:height="0.212cm" draw:transform="skewX (-0.0188495559215352) rotate (-1.58755148761493) translate (11.0533339241783cm 4.90575481938774cm)" svg:viewBox="0 0 238 213" svg:d="m238 0c-1 160-236 54-238 213">
              <text:p/>
            </draw:path>
            <draw:path draw:style-name="gr1" draw:text-style-name="P1" draw:layer="layout" svg:width="0.236cm" svg:height="0.212cm" draw:transform="rotate (-1.58336269741014) translate (10.8657306359032cm 4.90639720954509cm)" svg:viewBox="0 0 237 213" svg:d="m0 0c1 160 236 54 237 213">
              <text:p/>
            </draw:path>
            <draw:path draw:style-name="gr1" draw:text-style-name="P1" draw:layer="layout" svg:width="0.237cm" svg:height="0.211cm" draw:transform="skewX (-0.0141371669411514) rotate (-1.58353723033534) translate (10.6584180320979cm 4.90292148272893cm)" svg:viewBox="0 0 238 212" svg:d="m238 0c-1 160-237 53-238 212">
              <text:p/>
            </draw:path>
            <draw:path draw:style-name="gr1" draw:text-style-name="P1" draw:layer="layout" svg:width="0.233cm" svg:height="0.211cm" draw:transform="skewX (-0.0188495559215352) rotate (-1.58772602054013) translate (10.461923863217cm 4.90333171943085cm)" svg:viewBox="0 0 234 212" svg:d="m0 0c-2 160 236 53 234 212">
              <text:p/>
            </draw:path>
            <draw:path draw:style-name="gr1" draw:text-style-name="P1" draw:layer="layout" svg:width="0.234cm" svg:height="0.212cm" draw:transform="skewX (-0.0047123889803838) rotate (-1.58790055346533) translate (10.2555993619442cm 4.90280301800506cm)" svg:viewBox="0 0 235 213" svg:d="m235 0c1 160-236 54-235 213">
              <text:p/>
            </draw:path>
            <draw:path draw:style-name="gr1" draw:text-style-name="P1" draw:layer="layout" svg:width="0.236cm" svg:height="0.211cm" draw:transform="skewX (-0.0047123889803838) rotate (-1.58772602054013) translate (11.6733444263514cm 4.91251371506324cm)" svg:viewBox="0 0 237 212" svg:d="m0 0c1 160 236 53 237 212">
              <text:p/>
            </draw:path>
            <draw:path draw:style-name="gr1" draw:text-style-name="P1" draw:layer="layout" svg:width="0.237cm" svg:height="0.212cm" draw:transform="skewX (-0.0188495559215352) rotate (-1.58772602054013) translate (11.467030707983cm 4.90892483186971cm)" svg:viewBox="0 0 238 213" svg:d="m238 0c-1 160-236 54-238 213">
              <text:p/>
            </draw:path>
          </draw:g>
          <draw:line draw:style-name="gr2" draw:text-style-name="P1" draw:layer="layout" svg:x1="11.676cm" svg:y1="4.913cm" svg:x2="12.182cm" svg:y2="4.913cm">
            <text:p/>
          </draw:line>
        </draw:g>
        <draw:frame draw:style-name="gr3" draw:text-style-name="P2" draw:layer="layout" svg:width="2.043cm" svg:height="0.806cm" svg:x="6.37cm" svg:y="5.406cm">
          <draw:text-box>
            <text:p><text:span text:style-name="T4">ground</text:span></text:p>
          </draw:text-box>
        </draw:frame>
        <draw:frame draw:style-name="gr3" draw:text-style-name="P2" draw:layer="layout" svg:width="4.481cm" svg:height="0.806cm" svg:x="5.171cm" svg:y="1.606cm">
          <draw:text-box>
            <text:p><text:span text:style-name="T4">Intermediate state</text:span></text:p>
          </draw:text-box>
        </draw:frame>
        <draw:line draw:style-name="gr2" draw:text-style-name="P1" draw:layer="layout" svg:x1="6.08cm" svg:y1="3.332cm" svg:x2="6.08cm" svg:y2="4.602cm">
          <text:p/>
        </draw:line>
        <draw:line draw:style-name="gr2" draw:text-style-name="P1" draw:layer="layout" svg:x1="6.98cm" svg:y1="3.332cm" svg:x2="6.98cm" svg:y2="4.602cm">
          <text:p/>
        </draw:line>
        <draw:line draw:style-name="gr2" draw:text-style-name="P1" draw:layer="layout" svg:x1="7.88cm" svg:y1="3.332cm" svg:x2="7.88cm" svg:y2="4.602cm">
          <text:p/>
        </draw:line>
        <draw:line draw:style-name="gr2" draw:text-style-name="P1" draw:layer="layout" svg:x1="8.78cm" svg:y1="3.332cm" svg:x2="8.78cm" svg:y2="4.6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18T09:11:03</meta:creation-date>
    <meta:generator>LibreOffice/3.3$Linux LibreOffice_project/330m19$Build-202</meta:generator>
    <dc:date>2011-05-09T12:48:57</dc:date>
    <dc:creator>Jussi Eloranta</dc:creator>
    <meta:editing-duration>PT32M44S</meta:editing-duration>
    <meta:editing-cycles>6</meta:editing-cycles>
    <meta:document-statistic meta:object-count="81"/>
  </office:meta>
</office:document-meta>
</file>